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2cm" svg:x="8cm" svg:y="1.9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1cm" svg:height="3.5cm" svg:x="7.8cm" svg:y="5.2cm">
          <text:p text:style-name="P1"><text:span text:style-name="T1">Clock= 10,</text:span></text:p>
          <text:p text:style-name="P1"><text:span text:style-name="T1">CS= 1,</text:span></text:p>
          <text:p text:style-name="P1"><text:span text:style-name="T1">Reset= 0,</text:span></text:p>
          <text:p text:style-name="P1"><text:span text:style-name="T1">Do, D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1cm" svg:height="3.048cm" svg:x="7.837cm" svg:y="9.7cm">
          <text:p text:style-name="P1">CS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xml:id="id2" draw:id="id2" draw:layer="layout" svg:x1="10.4cm" svg:y1="8.5cm" svg:x2="10.4cm" svg:y2="10cm">
          <text:p/>
        </draw:line>
        <draw:custom-shape draw:style-name="gr1" draw:text-style-name="P1" draw:layer="layout" svg:width="4.6cm" svg:height="3cm" svg:x="8.1cm" svg:y="13.4cm">
          <text:p text:style-name="P1">Clock--</text:p>
          <text:p text:style-name="P1">Do=Din</text:p>
          <text:p text:style-name="P1">Din&lt;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cm" svg:y1="12.8cm" svg:x2="10.4cm" svg:y2="13.6cm">
          <text:p/>
        </draw:line>
        <draw:connector draw:style-name="gr2" draw:text-style-name="P1" draw:layer="layout" draw:line-skew="-1.136cm" svg:x1="7.837cm" svg:y1="11.224cm" svg:x2="10.4cm" svg:y2="9.25cm" draw:start-shape="id1" draw:start-glue-point="5" draw:end-shape="id2" draw:end-glue-point="1" svg:d="M7837 11224h-1637v-1974h4200" svg:viewBox="0 0 4201 1975">
          <text:p/>
        </draw:connector>
        <draw:custom-shape draw:style-name="gr1" draw:text-style-name="P1" xml:id="id3" draw:id="id3" draw:layer="layout" svg:width="5.2cm" svg:height="3.3cm" svg:x="7.8cm" svg:y="17.5cm">
          <text:p text:style-name="P1">Reset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0.396cm" svg:y1="16.2cm" svg:x2="10.396cm" svg:y2="17.6cm">
          <text:p/>
        </draw:line>
        <draw:connector draw:style-name="gr2" draw:text-style-name="P1" draw:layer="layout" draw:line-skew="-1.099cm" svg:x1="7.8cm" svg:y1="19.15cm" svg:x2="10.4cm" svg:y2="9.25cm" draw:start-shape="id3" draw:start-glue-point="5" draw:end-shape="id2" draw:end-glue-point="1" svg:d="M7800 19150h-1600v-9900h4200" svg:viewBox="0 0 4201 9901">
          <text:p/>
        </draw:connector>
        <draw:custom-shape draw:style-name="gr1" draw:text-style-name="P1" xml:id="id4" draw:id="id4" draw:layer="layout" svg:width="5.2cm" svg:height="2.3cm" svg:x="7.8cm" svg:y="21.5cm">
          <text:p text:style-name="P1">Clock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-1.099cm" svg:x1="7.8cm" svg:y1="22.65cm" svg:x2="10.4cm" svg:y2="9.25cm" draw:start-shape="id4" draw:start-glue-point="5" draw:end-shape="id2" draw:end-glue-point="1" svg:d="M7800 22650h-1600v-13400h4200" svg:viewBox="0 0 4201 13401">
          <text:p/>
        </draw:connector>
        <draw:line draw:style-name="gr2" draw:text-style-name="P1" draw:layer="layout" svg:x1="10.4cm" svg:y1="20.8cm" svg:x2="10.5cm" svg:y2="21.5cm">
          <text:p/>
        </draw:line>
        <draw:custom-shape draw:style-name="gr1" draw:text-style-name="P1" draw:layer="layout" svg:width="3cm" svg:height="1.8cm" svg:x="14.7cm" svg:y="21.7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1cm" svg:y1="22.7cm" svg:x2="15cm" svg:y2="22.7cm">
          <text:p/>
        </draw:line>
        <draw:line draw:style-name="gr2" draw:text-style-name="P1" draw:layer="layout" svg:x1="10.3cm" svg:y1="3.9cm" svg:x2="10.3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22:49:09.470829444</meta:creation-date>
    <dc:date>2017-09-24T23:59:27.622590289</dc:date>
    <meta:editing-duration>PT18M7S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